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8b18" officeooo:paragraph-rsid="001a8b18"/>
    </style:style>
    <style:style style:name="P2" style:family="paragraph" style:parent-style-name="Heading_20_1">
      <style:text-properties officeooo:rsid="001a8b18" officeooo:paragraph-rsid="001a8b18"/>
    </style:style>
    <style:style style:name="P3" style:family="paragraph" style:parent-style-name="Heading_20_2">
      <style:text-properties officeooo:paragraph-rsid="001a8b18"/>
    </style:style>
    <style:style style:name="P4" style:family="paragraph" style:parent-style-name="Text_20_body" style:list-style-name="L1">
      <style:text-properties officeooo:paragraph-rsid="001a8b18"/>
    </style:style>
    <style:style style:name="P5" style:family="paragraph" style:parent-style-name="Text_20_body" style:list-style-name="L1">
      <style:text-properties officeooo:rsid="001a8b18" officeooo:paragraph-rsid="001a8b18"/>
    </style:style>
    <style:style style:name="P6" style:family="paragraph" style:parent-style-name="Text_20_body" style:list-style-name="L4">
      <style:text-properties officeooo:rsid="001a8b18" officeooo:paragraph-rsid="001a8b18"/>
    </style:style>
    <style:style style:name="P7" style:family="paragraph" style:parent-style-name="Text_20_body" style:list-style-name="L1">
      <style:text-properties officeooo:rsid="001bd5fe" officeooo:paragraph-rsid="001bd5fe"/>
    </style:style>
    <style:style style:name="P8" style:family="paragraph" style:parent-style-name="Text_20_body" style:list-style-name="L2">
      <style:text-properties officeooo:rsid="001bd5fe" officeooo:paragraph-rsid="001bd5fe"/>
    </style:style>
    <style:style style:name="P9" style:family="paragraph" style:parent-style-name="Text_20_body" style:list-style-name="L3">
      <style:text-properties officeooo:rsid="001bd5fe" officeooo:paragraph-rsid="001bd5fe"/>
    </style:style>
    <style:style style:name="P10" style:family="paragraph" style:parent-style-name="Text_20_body" style:list-style-name="L1">
      <style:text-properties officeooo:rsid="001e66cb" officeooo:paragraph-rsid="001e66cb"/>
    </style:style>
    <style:style style:name="T1" style:family="text">
      <style:text-properties officeooo:rsid="001a8b18"/>
    </style:style>
    <style:style style:name="T2" style:family="text">
      <style:text-properties officeooo:rsid="001bd5f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test</text:p>
      <text:h text:style-name="P2" text:outline-level="1">Database</text:h>
      <text:list xml:id="list1383403464" text:style-name="L1">
        <text:list-item>
          <text:p text:style-name="P5">Series</text:p>
          <text:list>
            <text:list-item>
              <text:p text:style-name="P7">unique slug</text:p>
            </text:list-item>
            <text:list-item>
              <text:p text:style-name="P7">slug works</text:p>
            </text:list-item>
          </text:list>
        </text:list-item>
        <text:list-item>
          <text:p text:style-name="P5">Race Entry</text:p>
          <text:list>
            <text:list-item>
              <text:p text:style-name="P4"><text:span text:style-name="T2">composite primery key</text:span></text:p>
            </text:list-item>
            <text:list-item>
              <text:p text:style-name="P10">defult values</text:p>
            </text:list-item>
          </text:list>
        </text:list-item>
      </text:list>
      <text:list xml:id="list3462515327" text:style-name="L2">
        <text:list-item>
          <text:p text:style-name="P8">Boat</text:p>
          <text:list>
            <text:list-item>
              <text:p text:style-name="P8">Primery Key</text:p>
            </text:list-item>
          </text:list>
        </text:list-item>
      </text:list>
      <text:list xml:id="list317841954" text:style-name="L3">
        <text:list-item>
          <text:p text:style-name="P9">all</text:p>
          <text:list>
            <text:list-item>
              <text:p text:style-name="P9">null fields</text:p>
            </text:list-item>
            <text:list-item>
              <text:p text:style-name="P9">datatypes</text:p>
            </text:list-item>
          </text:list>
        </text:list-item>
      </text:list>
      <text:h text:style-name="Heading_20_2" text:outline-level="2">Leader board view</text:h>
      <text:list xml:id="list2378168155" text:style-name="L4">
        <text:list-item>
          <text:p text:style-name="P6">Correct context dict</text:p>
        </text:list-item>
      </text:list>
      <text:h text:style-name="P3" text:outline-level="2"><text:span text:style-name="T1">Old series</text:span> view</text:h>
      <text:list xml:id="list171523953276576" text:continue-numbering="true" text:style-name="L4">
        <text:list-item>
          <text:p text:style-name="P6">Correct context dic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3T17:15:23.835690363</dc:date>
    <meta:editing-duration>PT2H22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48" meta:character-count="216" meta:non-whitespace-character-count="198"/>
  </office:meta>
</office:document-meta>
</file>